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465in"/>
    </style:style>
    <style:style style:name="co2" style:family="table-column">
      <style:table-column-properties fo:break-before="auto" style:column-width="0.9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72in"/>
    </style:style>
    <style:style style:name="co5" style:family="table-column">
      <style:table-column-properties fo:break-before="auto" style:column-width="0.5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ext-properties style:font-name="Liberation Sans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wote-118_items-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5" table:default-cell-style-name="Default"/>
        <table:table-column table:style-name="co5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108 Item Questionnaire Inspired by <text:span text:style-name="T1">The Wisdom of the Enneagram</text:span></text:p>
          </table:table-cell>
          <table:covered-table-cell table:number-columns-repeated="5" table:style-name="ce4"/>
          <table:table-cell table:number-columns-repeated="29"/>
        </table:table-row>
        <table:table-row table:style-name="ro2">
          <table:table-cell table:style-name="ce2"/>
          <table:table-cell table:style-name="ce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"/>
          <table:table-cell table:style-name="ce7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table:style-name="ce7" office:value-type="string" calcext:value-type="string">
            <text:p>|</text:p>
          </table:table-cell>
          <table:table-cell table:number-columns-repeated="27"/>
          <table:table-cell table:style-name="ce6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mind my manners and am very polit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]);1;IF(ISTEXT([.C5]);2;IF(ISTEXT([.D5]);3;IF(ISTEXT([.E5]);4;IF(ISTEXT([.F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t's easy for me to understand others' viewpoint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an effort to avoid criticism, I often conform to others' expectation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]);1;IF(ISTEXT([.C7]);2;IF(ISTEXT([.D7]);3;IF(ISTEXT([.E7]);4;IF(ISTEXT([.F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in touch with my values and needs, and they drive my decisions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]);1;IF(ISTEXT([.C8]);2;IF(ISTEXT([.D8]);3;IF(ISTEXT([.E8]);4;IF(ISTEXT([.F8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not stand being bored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]);1;IF(ISTEXT([.C9]);2;IF(ISTEXT([.D9]);3;IF(ISTEXT([.E9]);4;IF(ISTEXT([.F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Normalcy is in the eye of the beholder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]);1;IF(ISTEXT([.C10]);2;IF(ISTEXT([.D10]);3;IF(ISTEXT([.E10]);4;IF(ISTEXT([.F1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to push myself and others beyond our comfort zon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t's nice to win people over to my sid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2]);1;IF(ISTEXT([.C12]);2;IF(ISTEXT([.D12]);3;IF(ISTEXT([.E12]);4;IF(ISTEXT([.F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have a solid sense of what's right and wrong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3]);1;IF(ISTEXT([.C13]);2;IF(ISTEXT([.D13]);3;IF(ISTEXT([.E13]);4;IF(ISTEXT([.F1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be self-conscious, but do my best to hide it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4]);1;IF(ISTEXT([.C14]);2;IF(ISTEXT([.D14]);3;IF(ISTEXT([.E14]);4;IF(ISTEXT([.F1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 most situations I am cool, calm, and collected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5]);1;IF(ISTEXT([.C15]);2;IF(ISTEXT([.D15]);3;IF(ISTEXT([.E15]);4;IF(ISTEXT([.F1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ometimes I give up too easily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6]);1;IF(ISTEXT([.C16]);2;IF(ISTEXT([.D16]);3;IF(ISTEXT([.E16]);4;IF(ISTEXT([.F16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 be a workaholic and am happiest when working towards a goal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enjoy traveling and experiencing different cultur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8]);1;IF(ISTEXT([.C18]);2;IF(ISTEXT([.D18]);3;IF(ISTEXT([.E18]);4;IF(ISTEXT([.F1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very curious and tend to know about a variety of thing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9]);1;IF(ISTEXT([.C19]);2;IF(ISTEXT([.D19]);3;IF(ISTEXT([.E19]);4;IF(ISTEXT([.F1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look down on weak peopl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sometimes enjoy being somewhat of a contrarian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have been accused of being a perfectionist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2]);1;IF(ISTEXT([.C22]);2;IF(ISTEXT([.D22]);3;IF(ISTEXT([.E22]);4;IF(ISTEXT([.F22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espite my best efforts, I occasionally fall for scam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23]);1;IF(ISTEXT([.C23]);2;IF(ISTEXT([.D23]);3;IF(ISTEXT([.E23]);4;IF(ISTEXT([.F2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ant to help stray pets find their old home or a new on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24]);1;IF(ISTEXT([.C24]);2;IF(ISTEXT([.D24]);3;IF(ISTEXT([.E24]);4;IF(ISTEXT([.F2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t peace with myself and most other peopl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othing beats the feeling of succes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26]);1;IF(ISTEXT([.C26]);2;IF(ISTEXT([.D26]);3;IF(ISTEXT([.E26]);4;IF(ISTEXT([.F2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would rather brainstorm ideas than actually implement them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27]);1;IF(ISTEXT([.C27]);2;IF(ISTEXT([.D27]);3;IF(ISTEXT([.E27]);4;IF(ISTEXT([.F2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lose track of time while getting lost in my work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28]);1;IF(ISTEXT([.C28]);2;IF(ISTEXT([.D28]);3;IF(ISTEXT([.E28]);4;IF(ISTEXT([.F2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ing well-organized helps me get more don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29]);1;IF(ISTEXT([.C29]);2;IF(ISTEXT([.D29]);3;IF(ISTEXT([.E29]);4;IF(ISTEXT([.F29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sometimes feel protective of my friends and family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insist on making my own decisions, but do so only when I'm good and ready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1]);1;IF(ISTEXT([.C31]);2;IF(ISTEXT([.D31]);3;IF(ISTEXT([.E31]);4;IF(ISTEXT([.F3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difficult to get along with at times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t feels good to have people over and entertain them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33]);1;IF(ISTEXT([.C33]);2;IF(ISTEXT([.D33]);3;IF(ISTEXT([.E33]);4;IF(ISTEXT([.F3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want to be the best at what I do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know for a fact that "it's always darkest just before the dawn"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35]);1;IF(ISTEXT([.C35]);2;IF(ISTEXT([.D35]);3;IF(ISTEXT([.E35]);4;IF(ISTEXT([.F3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 private person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36]);1;IF(ISTEXT([.C36]);2;IF(ISTEXT([.D36]);3;IF(ISTEXT([.E36]);4;IF(ISTEXT([.F3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ake things seriously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37]);1;IF(ISTEXT([.C37]);2;IF(ISTEXT([.D37]);3;IF(ISTEXT([.E37]);4;IF(ISTEXT([.F3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an independent person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38]);1;IF(ISTEXT([.C38]);2;IF(ISTEXT([.D38]);3;IF(ISTEXT([.E38]);4;IF(ISTEXT([.F38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careful and fearful of embarassment for making mistak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39]);1;IF(ISTEXT([.C39]);2;IF(ISTEXT([.D39]);3;IF(ISTEXT([.E39]);4;IF(ISTEXT([.F39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have trouble saving money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0]);1;IF(ISTEXT([.C40]);2;IF(ISTEXT([.D40]);3;IF(ISTEXT([.E40]);4;IF(ISTEXT([.F4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"walk on the sunnyside of life"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1]);1;IF(ISTEXT([.C41]);2;IF(ISTEXT([.D41]);3;IF(ISTEXT([.E41]);4;IF(ISTEXT([.F4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ve a vivid imagination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42]);1;IF(ISTEXT([.C42]);2;IF(ISTEXT([.D42]);3;IF(ISTEXT([.E42]);4;IF(ISTEXT([.F42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o my best to make a good first impression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iven enough time, I can solve highly complex problem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44]);1;IF(ISTEXT([.C44]);2;IF(ISTEXT([.D44]);3;IF(ISTEXT([.E44]);4;IF(ISTEXT([.F44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enjoy expressing my feelings and tend to "wear my heart on my sleeve"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45]);1;IF(ISTEXT([.C45]);2;IF(ISTEXT([.D45]);3;IF(ISTEXT([.E45]);4;IF(ISTEXT([.F4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y skin is thicker than most others'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46]);1;IF(ISTEXT([.C46]);2;IF(ISTEXT([.D46]);3;IF(ISTEXT([.E46]);4;IF(ISTEXT([.F4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feel that only a very few people are truly worthy of my admiration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47]);1;IF(ISTEXT([.C47]);2;IF(ISTEXT([.D47]);3;IF(ISTEXT([.E47]);4;IF(ISTEXT([.F4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eople often seem to know that it's safe to confide in m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ry to what the "experts" say, I am able to multitask efficiently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try to help people who really want to be left alon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0]);1;IF(ISTEXT([.C50]);2;IF(ISTEXT([.D50]);3;IF(ISTEXT([.E50]);4;IF(ISTEXT([.F5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not afraid to break the rules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<text:span text:style-name="T2">I am not afraid to occasionally </text:span>cut corner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52]);1;IF(ISTEXT([.C52]);2;IF(ISTEXT([.D52]);3;IF(ISTEXT([.E52]);4;IF(ISTEXT([.F5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thorough and detail-oriented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53]);1;IF(ISTEXT([.C53]);2;IF(ISTEXT([.D53]);3;IF(ISTEXT([.E53]);4;IF(ISTEXT([.F53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re about other peopl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know how to get the things I need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t's important to know the rules, even if you are going to break them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56]);1;IF(ISTEXT([.C56]);2;IF(ISTEXT([.D56]);3;IF(ISTEXT([.E56]);4;IF(ISTEXT([.F56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ill sometimes take responsibility when others won't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57]);1;IF(ISTEXT([.C57]);2;IF(ISTEXT([.D57]);3;IF(ISTEXT([.E57]);4;IF(ISTEXT([.F57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“The wealthiest person is a pauper at times, compared to a man with a satisfied mind”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58]);1;IF(ISTEXT([.C58]);2;IF(ISTEXT([.D58]);3;IF(ISTEXT([.E58]);4;IF(ISTEXT([.F5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dventurous and love to try new thing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59]);1;IF(ISTEXT([.C59]);2;IF(ISTEXT([.D59]);3;IF(ISTEXT([.E59]);4;IF(ISTEXT([.F5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n't mind sulking and wallowing in negativity when I feel down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60]);1;IF(ISTEXT([.C60]);2;IF(ISTEXT([.D60]);3;IF(ISTEXT([.E60]);4;IF(ISTEXT([.F6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competent and efficient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61]);1;IF(ISTEXT([.C61]);2;IF(ISTEXT([.D61]);3;IF(ISTEXT([.E61]);4;IF(ISTEXT([.F6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it when people respond positively to my encouragement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hat doesn't kill you, makes you stronger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63]);1;IF(ISTEXT([.C63]);2;IF(ISTEXT([.D63]);3;IF(ISTEXT([.E63]);4;IF(ISTEXT([.F6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double-check my work before moving on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64]);1;IF(ISTEXT([.C64]);2;IF(ISTEXT([.D64]);3;IF(ISTEXT([.E64]);4;IF(ISTEXT([.F6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 groups I tend to be silent and invisibl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65]);1;IF(ISTEXT([.C65]);2;IF(ISTEXT([.D65]);3;IF(ISTEXT([.E65]);4;IF(ISTEXT([.F6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be flexible, but can be a bit stubborn at time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66]);1;IF(ISTEXT([.C66]);2;IF(ISTEXT([.D66]);3;IF(ISTEXT([.E66]);4;IF(ISTEXT([.F6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Variety is the spice of lif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67]);1;IF(ISTEXT([.C67]);2;IF(ISTEXT([.D67]);3;IF(ISTEXT([.E67]);4;IF(ISTEXT([.F6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have a lot of anxiety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68]);1;IF(ISTEXT([.C68]);2;IF(ISTEXT([.D68]);3;IF(ISTEXT([.E68]);4;IF(ISTEXT([.F6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thoughtful and often generou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69]);1;IF(ISTEXT([.C69]);2;IF(ISTEXT([.D69]);3;IF(ISTEXT([.E69]);4;IF(ISTEXT([.F6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 romantic and long to find my soul mate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0]);1;IF(ISTEXT([.C70]);2;IF(ISTEXT([.D70]);3;IF(ISTEXT([.E70]);4;IF(ISTEXT([.F7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tional decisions are best, and they require the absolute truth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71]);1;IF(ISTEXT([.C71]);2;IF(ISTEXT([.D71]);3;IF(ISTEXT([.E71]);4;IF(ISTEXT([.F7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see life from a zero-sum, winner-take-all perspectiv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be honest, fair, and impartia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73]);1;IF(ISTEXT([.C73]);2;IF(ISTEXT([.D73]);3;IF(ISTEXT([.E73]);4;IF(ISTEXT([.F7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value excitement and am not afraid to take risk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emotional, but can be very logical at tim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75]);1;IF(ISTEXT([.C75]);2;IF(ISTEXT([.D75]);3;IF(ISTEXT([.E75]);4;IF(ISTEXT([.F7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k hard and expect my efforts to be appreciated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76]);1;IF(ISTEXT([.C76]);2;IF(ISTEXT([.D76]);3;IF(ISTEXT([.E76]);4;IF(ISTEXT([.F7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t times I care more for others than I do for myself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77]);1;IF(ISTEXT([.C77]);2;IF(ISTEXT([.D77]);3;IF(ISTEXT([.E77]);4;IF(ISTEXT([.F7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vocal and temperamental when things aren't going my way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79]);1;IF(ISTEXT([.C79]);2;IF(ISTEXT([.D79]);3;IF(ISTEXT([.E79]);4;IF(ISTEXT([.F7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eople sometimes tell me I should get out mor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0]);1;IF(ISTEXT([.C80]);2;IF(ISTEXT([.D80]);3;IF(ISTEXT([.E80]);4;IF(ISTEXT([.F8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believe ideals can make us better peopl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81]);1;IF(ISTEXT([.C81]);2;IF(ISTEXT([.D81]);3;IF(ISTEXT([.E81]);4;IF(ISTEXT([.F8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nly my very closest friends have seen my vulnerable sid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82]);1;IF(ISTEXT([.C82]);2;IF(ISTEXT([.D82]);3;IF(ISTEXT([.E82]);4;IF(ISTEXT([.F8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easily distracted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hen things aren't going well, I do not hesitate to change course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keep up with how my friends are doing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85]);1;IF(ISTEXT([.C85]);2;IF(ISTEXT([.D85]);3;IF(ISTEXT([.E85]);4;IF(ISTEXT([.F8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suspicious of others' hidden motiv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do my best work when left alone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87]);1;IF(ISTEXT([.C87]);2;IF(ISTEXT([.D87]);3;IF(ISTEXT([.E87]);4;IF(ISTEXT([.F87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love to dive deeply into interesting topics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88]);1;IF(ISTEXT([.C88]);2;IF(ISTEXT([.D88]);3;IF(ISTEXT([.E88]);4;IF(ISTEXT([.F8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daptable and don't mind following another person's lead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89]);1;IF(ISTEXT([.C89]);2;IF(ISTEXT([.D89]);3;IF(ISTEXT([.E89]);4;IF(ISTEXT([.F8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brutally honest at tim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0]);1;IF(ISTEXT([.C90]);2;IF(ISTEXT([.D90]);3;IF(ISTEXT([.E90]);4;IF(ISTEXT([.F9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ove it when things are going well and I'm in the flow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91]);1;IF(ISTEXT([.C91]);2;IF(ISTEXT([.D91]);3;IF(ISTEXT([.E91]);4;IF(ISTEXT([.F9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an active person and have a busy schedul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92]);1;IF(ISTEXT([.C92]);2;IF(ISTEXT([.D92]);3;IF(ISTEXT([.E92]);4;IF(ISTEXT([.F9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ing a mission is key to making life worthwhil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's nice to have some control over the work I am doing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94]);1;IF(ISTEXT([.C94]);2;IF(ISTEXT([.D94]);3;IF(ISTEXT([.E94]);4;IF(ISTEXT([.F9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t warms my heart to think I helped someone feel better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95]);1;IF(ISTEXT([.C95]);2;IF(ISTEXT([.D95]);3;IF(ISTEXT([.E95]);4;IF(ISTEXT([.F9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ubt myself -- and most everyone else as wel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96]);1;IF(ISTEXT([.C96]);2;IF(ISTEXT([.D96]);3;IF(ISTEXT([.E96]);4;IF(ISTEXT([.F96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Once I get going on something, it can be hard to change cours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t is important for me to be comfortable, both mentally and physically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98]);1;IF(ISTEXT([.C98]);2;IF(ISTEXT([.D98]);3;IF(ISTEXT([.E98]);4;IF(ISTEXT([.F98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a fight, I will not surrender until I absolutely have to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99]);1;IF(ISTEXT([.C99]);2;IF(ISTEXT([.D99]);3;IF(ISTEXT([.E99]);4;IF(ISTEXT([.F9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rebound quickly from bad experienc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 not like to joke around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competitive at tim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02]);1;IF(ISTEXT([.C102]);2;IF(ISTEXT([.D102]);3;IF(ISTEXT([.E102]);4;IF(ISTEXT([.F10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ometimes I feel lonely and misunderstood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style-name="ce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want to help the homeles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04]);1;IF(ISTEXT([.C104]);2;IF(ISTEXT([.D104]);3;IF(ISTEXT([.E104]);4;IF(ISTEXT([.F10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's pointless to stress out about things you can't change</text:p>
          </table:table-cell>
          <table:table-cell table:style-name="ce22" table:number-columns-repeated="3"/>
          <table:table-cell table:style-name="ce22" office:value-type="string" calcext:value-type="string">
            <text:p>x</text:p>
          </table:table-cell>
          <table:table-cell table:style-name="ce2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style-name="ce4" table:formula="of:=IF(ISTEXT([.B105]);1;IF(ISTEXT([.C105]);2;IF(ISTEXT([.D105]);3;IF(ISTEXT([.E105]);4;IF(ISTEXT([.F105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persistent: "when the going gets tough, the tough get going"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style-name="ce4" table:formula="of:=IF(ISTEXT([.B106]);1;IF(ISTEXT([.C106]);2;IF(ISTEXT([.D106]);3;IF(ISTEXT([.E106]);4;IF(ISTEXT([.F10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have a very active internal dialogue</text:p>
          </table:table-cell>
          <table:table-cell table:style-name="ce22" table:number-columns-repeated="4"/>
          <table:table-cell table:style-name="ce22" office:value-type="string" calcext:value-type="string">
            <text:p>x</text:p>
          </table:table-cell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style-name="ce4" table:formula="of:=IF(ISTEXT([.B107]);1;IF(ISTEXT([.C107]);2;IF(ISTEXT([.D107]);3;IF(ISTEXT([.E107]);4;IF(ISTEXT([.F10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te to make mistakes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4" table:formula="of:=IF(ISTEXT([.B108]);1;IF(ISTEXT([.C108]);2;IF(ISTEXT([.D108]);3;IF(ISTEXT([.E108]);4;IF(ISTEXT([.F10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like to push myself to the limits of my capabiliti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style-name="ce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hen I have had enough of something, I move on to something else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4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style-name="ce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hide my self-doubt and insecurities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style-name="ce4" table:formula="of:=IF(ISTEXT([.B111]);1;IF(ISTEXT([.C111]);2;IF(ISTEXT([.D111]);3;IF(ISTEXT([.E111]);4;IF(ISTEXT([.F11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be friendly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7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style-name="ce4" table:formula="of:=IF(ISTEXT([.B112]);1;IF(ISTEXT([.C112]);2;IF(ISTEXT([.D112]);3;IF(ISTEXT([.E112]);4;IF(ISTEXT([.F1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29"/>
        </table:table-row>
        <table:table-row table:style-name="ro4">
          <table:table-cell table:number-columns-repeated="35"/>
        </table:table-row>
        <table:table-row table:style-name="ro4">
          <table:table-cell table:style-name="ce11" office:value-type="string" calcext:value-type="string">
            <text:p>Items inspired by and paraphrased from “Personality Inventory” items in the book <text:span text:style-name="T3">The Wisdom of the Enneagram </text:span>by Don Richard Riso, and Russ Hudson, 1999.</text:p>
          </table:table-cell>
          <table:table-cell table:number-columns-repeated="34"/>
        </table:table-row>
        <table:table-row table:style-name="ro4" table:number-rows-repeated="3">
          <table:table-cell table:number-columns-repeated="35"/>
        </table:table-row>
        <table:table-row table:style-name="ro6">
          <table:table-cell table:style-name="ce12" office:value-type="string" calcext:value-type="string">
            <text:p>Results appear below, starting on row 201</text:p>
          </table:table-cell>
          <table:table-cell table:number-columns-repeated="34"/>
        </table:table-row>
        <table:table-row table:style-name="ro4" table:number-rows-repeated="79">
          <table:table-cell table:number-columns-repeated="35"/>
        </table:table-row>
        <table:table-row table:style-name="ro4">
          <table:table-cell table:number-columns-repeated="35"/>
        </table:table-row>
        <table:table-row table:style-name="ro4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3" office:value-type="string" calcext:value-type="string">
            <text:p>Raw</text:p>
          </table:table-cell>
          <table:table-cell table:style-name="ce23" office:value-type="string" calcext:value-type="string">
            <text:p>Percent</text:p>
          </table:table-cell>
          <table:table-cell table:style-name="ce4"/>
          <table:table-cell table:style-name="ce23" office:value-type="string" calcext:value-type="string">
            <text:p>Percent</text:p>
          </table:table-cell>
          <table:table-cell table:style-name="ce23" office:value-type="string" calcext:value-type="string">
            <text:p>Top</text:p>
          </table:table-cell>
          <table:table-cell table:number-columns-repeated="29"/>
        </table:table-row>
        <table:table-row table:style-name="ro6">
          <table:table-cell table:style-name="ce13" office:value-type="string" calcext:value-type="string">
            <text:p>Type<text:span text:style-name="T4">¹</text:span></text:p>
          </table:table-cell>
          <table:table-cell table:style-name="ce23" office:value-type="string" calcext:value-type="string">
            <text:p>[12-60]<text:span text:style-name="T4">²</text:span></text:p>
          </table:table-cell>
          <table:table-cell table:style-name="ce23" office:value-type="string" calcext:value-type="string">
            <text:p>Of Type</text:p>
          </table:table-cell>
          <table:table-cell table:style-name="ce23" office:value-type="string" calcext:value-type="string">
            <text:p>Meaning</text:p>
          </table:table-cell>
          <table:table-cell table:style-name="ce23" office:value-type="string" calcext:value-type="string">
            <text:p>Of Total</text:p>
          </table:table-cell>
          <table:table-cell table:style-name="ce23" office:value-type="string" calcext:value-type="string">
            <text:p>Type(s)<text:span text:style-name="T4">³</text:span></text:p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1: The Reformer</text:p>
          </table:table-cell>
          <table:table-cell table:style-name="ce22" table:formula="of:=SUM([.AI13];[.AI22];[.AI29];[.AI37];[.AI50];[.AI57];[.AI64];[.AI73];[.AI81];[.AI93];[.AI101];[.AI108])" office:value-type="float" office:value="12" calcext:value-type="float">
            <text:p>12</text:p>
          </table:table-cell>
          <table:table-cell table:style-name="ce26" table:formula="of:=([.B203]-12)*0.02083333" office:value-type="percentage" office:value="0" calcext:value-type="percentage">
            <text:p>0.00%</text:p>
          </table:table-cell>
          <table:table-cell table:style-name="ce22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3]/[.C212])" office:value-type="percentage" office:value="0" calcext:value-type="percentage">
            <text:p>0.00%</text:p>
          </table:table-cell>
          <table:table-cell table:style-name="ce27" table:formula="of:=IF(MAX([.B203:.B211])&lt;=[.B203];&quot;*&quot;;&quot;&quot;)">
            <text:p/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2: The Helper</text:p>
          </table:table-cell>
          <table:table-cell table:style-name="ce22" table:formula="of:=SUM([.AI12];[.AI24];[.AI33];[.AI45];[.AI54];[.AI62];[.AI69];[.AI77];[.AI85];[.AI95];[.AI104];[.AI112])" office:value-type="float" office:value="24" calcext:value-type="float">
            <text:p>24</text:p>
          </table:table-cell>
          <table:table-cell table:style-name="ce26" table:formula="of:=([.B204]-12)*0.02083333" office:value-type="percentage" office:value="0.24999996" calcext:value-type="percentage">
            <text:p>25.00%</text:p>
          </table:table-cell>
          <table:table-cell table:style-name="ce22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Low" calcext:value-type="string">
            <text:p>Low</text:p>
          </table:table-cell>
          <table:table-cell table:style-name="ce26" table:formula="of:=([.C204]/[.C212])" office:value-type="percentage" office:value="0.0594059405940594" calcext:value-type="percentage">
            <text:p>5.94%</text:p>
          </table:table-cell>
          <table:table-cell table:style-name="ce27" table:formula="of:=IF(MAX([.B203:.B211])&lt;=[.B204];&quot;*&quot;;&quot;&quot;)">
            <text:p/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3: The Achiever</text:p>
          </table:table-cell>
          <table:table-cell table:style-name="ce22" table:formula="of:=SUM([.AI5];[.AI17];[.AI26];[.AI34];[.AI43];[.AI52];[.AI61];[.AI76];[.AI84];[.AI91];[.AI102];[.AI111])" office:value-type="float" office:value="36" calcext:value-type="float">
            <text:p>36</text:p>
          </table:table-cell>
          <table:table-cell table:style-name="ce26" table:formula="of:=([.B205]-12)*0.02083333" office:value-type="percentage" office:value="0.49999992" calcext:value-type="percentage">
            <text:p>50.00%</text:p>
          </table:table-cell>
          <table:table-cell table:style-name="ce22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Average" calcext:value-type="string">
            <text:p>Average</text:p>
          </table:table-cell>
          <table:table-cell table:style-name="ce26" table:formula="of:=([.C205]/[.C212])" office:value-type="percentage" office:value="0.118811881188119" calcext:value-type="percentage">
            <text:p>11.88%</text:p>
          </table:table-cell>
          <table:table-cell table:style-name="ce27" table:formula="of:=IF(MAX([.B203:.B211])&lt;=[.B205];&quot;*&quot;;&quot;&quot;)">
            <text:p/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4: The Individualist</text:p>
          </table:table-cell>
          <table:table-cell table:style-name="ce22" table:formula="of:=SUM([.AI8];[.AI16];[.AI21];[.AI32];[.AI42];[.AI51];[.AI60];[.AI70];[.AI79];[.AI87];[.AI94];[.AI103])" office:value-type="float" office:value="48" calcext:value-type="float">
            <text:p>48</text:p>
          </table:table-cell>
          <table:table-cell table:style-name="ce26" table:formula="of:=([.B206]-12)*0.02083333" office:value-type="percentage" office:value="0.74999988" calcext:value-type="percentage">
            <text:p>75.00%</text:p>
          </table:table-cell>
          <table:table-cell table:style-name="ce22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High" calcext:value-type="string">
            <text:p>High</text:p>
          </table:table-cell>
          <table:table-cell table:style-name="ce26" table:formula="of:=([.C206]/[.C212])" office:value-type="percentage" office:value="0.178217821782178" calcext:value-type="percentage">
            <text:p>17.82%</text:p>
          </table:table-cell>
          <table:table-cell table:style-name="ce27" table:formula="of:=IF(MAX([.B203:.B211])&lt;=[.B206];&quot;*&quot;;&quot;&quot;)">
            <text:p/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5: The Investigator</text:p>
          </table:table-cell>
          <table:table-cell table:style-name="ce22" table:formula="of:=SUM([.AI10];[.AI19];[.AI28];[.AI36];[.AI44];[.AI53];[.AI65];[.AI71];[.AI80];[.AI88];[.AI97];[.AI107])" office:value-type="float" office:value="60" calcext:value-type="float">
            <text:p>60</text:p>
          </table:table-cell>
          <table:table-cell table:style-name="ce26" table:formula="of:=([.B207]-12)*0.02083333" office:value-type="percentage" office:value="0.99999984" calcext:value-type="percentage">
            <text:p>100.00%</text:p>
          </table:table-cell>
          <table:table-cell table:style-name="ce22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High" calcext:value-type="string">
            <text:p>Very High</text:p>
          </table:table-cell>
          <table:table-cell table:style-name="ce26" table:formula="of:=([.C207]/[.C212])" office:value-type="percentage" office:value="0.237623762376238" calcext:value-type="percentage">
            <text:p>23.76%</text:p>
          </table:table-cell>
          <table:table-cell table:style-name="ce27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6: The Loyalist</text:p>
          </table:table-cell>
          <table:table-cell table:style-name="ce22" table:formula="of:=SUM([.AI7];[.AI14];[.AI23];[.AI31];[.AI39];[.AI47];[.AI56];[.AI68];[.AI75];[.AI86];[.AI96];[.AI106])" office:value-type="float" office:value="13" calcext:value-type="float">
            <text:p>13</text:p>
          </table:table-cell>
          <table:table-cell table:style-name="ce26" table:formula="of:=([.B208]-12)*0.02083333" office:value-type="percentage" office:value="0.02083333" calcext:value-type="percentage">
            <text:p>2.08%</text:p>
          </table:table-cell>
          <table:table-cell table:style-name="ce22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26" table:formula="of:=([.C208]/[.C212])" office:value-type="percentage" office:value="0.00495049504950495" calcext:value-type="percentage">
            <text:p>0.50%</text:p>
          </table:table-cell>
          <table:table-cell table:style-name="ce27" table:formula="of:=IF(MAX([.B203:.B211])&lt;=[.B208];&quot;*&quot;;&quot;&quot;)">
            <text:p/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7: The Enthusiast</text:p>
          </table:table-cell>
          <table:table-cell table:style-name="ce22" table:formula="of:=SUM([.AI9];[.AI18];[.AI27];[.AI40];[.AI49];[.AI59];[.AI67];[.AI74];[.AI83];[.AI92];[.AI100];[.AI110])" office:value-type="float" office:value="23" calcext:value-type="float">
            <text:p>23</text:p>
          </table:table-cell>
          <table:table-cell table:style-name="ce26" table:formula="of:=([.B209]-12)*0.02083333" office:value-type="percentage" office:value="0.22916663" calcext:value-type="percentage">
            <text:p>22.92%</text:p>
          </table:table-cell>
          <table:table-cell table:style-name="ce22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Low" calcext:value-type="string">
            <text:p>Low</text:p>
          </table:table-cell>
          <table:table-cell table:style-name="ce26" table:formula="of:=([.C209]/[.C212])" office:value-type="percentage" office:value="0.0544554455445545" calcext:value-type="percentage">
            <text:p>5.45%</text:p>
          </table:table-cell>
          <table:table-cell table:style-name="ce27" table:formula="of:=IF(MAX([.B203:.B211])&lt;=[.B209];&quot;*&quot;;&quot;&quot;)">
            <text:p/>
          </table:table-cell>
          <table:table-cell table:number-columns-repeated="29"/>
        </table:table-row>
        <table:table-row table:style-name="ro6">
          <table:table-cell table:style-name="ce14" office:value-type="string" calcext:value-type="string">
            <text:p>8: The Challenger</text:p>
          </table:table-cell>
          <table:table-cell table:style-name="ce22" table:formula="of:=SUM([.AI11];[.AI20];[.AI30];[.AI38];[.AI46];[.AI55];[.AI63];[.AI72];[.AI82];[.AI90];[.AI99];[.AI109])" office:value-type="float" office:value="35" calcext:value-type="float">
            <text:p>35</text:p>
          </table:table-cell>
          <table:table-cell table:style-name="ce26" table:formula="of:=([.B210]-12)*0.02083333" office:value-type="percentage" office:value="0.47916659" calcext:value-type="percentage">
            <text:p>47.92%</text:p>
          </table:table-cell>
          <table:table-cell table:style-name="ce22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Average" calcext:value-type="string">
            <text:p>Average</text:p>
          </table:table-cell>
          <table:table-cell table:style-name="ce26" table:formula="of:=([.C210]/[.C212])" office:value-type="percentage" office:value="0.113861386138614" calcext:value-type="percentage">
            <text:p>11.39%</text:p>
          </table:table-cell>
          <table:table-cell table:style-name="ce27" table:formula="of:=IF(MAX([.B203:.B211])&lt;=[.B210];&quot;*&quot;;&quot;&quot;)">
            <text:p/>
          </table:table-cell>
          <table:table-cell table:number-columns-repeated="29"/>
        </table:table-row>
        <table:table-row table:style-name="ro6">
          <table:table-cell table:style-name="ce15" office:value-type="string" calcext:value-type="string">
            <text:p>9: The Peacemaker</text:p>
          </table:table-cell>
          <table:table-cell table:style-name="ce24" table:formula="of:=SUM([.AI6];[.AI15];[.AI25];[.AI35];[.AI41];[.AI48];[.AI58];[.AI66];[.AI78];[.AI89];[.AI98];[.AI105])" office:value-type="float" office:value="59" calcext:value-type="float">
            <text:p>59</text:p>
          </table:table-cell>
          <table:table-cell table:style-name="ce26" table:formula="of:=([.B211]-12)*0.02083333" office:value-type="percentage" office:value="0.97916651" calcext:value-type="percentage">
            <text:p>97.92%</text:p>
          </table:table-cell>
          <table:table-cell table:style-name="ce24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High" calcext:value-type="string">
            <text:p>Very High</text:p>
          </table:table-cell>
          <table:table-cell table:style-name="ce28" table:formula="of:=([.C211]/[.C212])" office:value-type="percentage" office:value="0.232673267326733" calcext:value-type="percentage">
            <text:p>23.27%</text:p>
          </table:table-cell>
          <table:table-cell table:style-name="ce27" table:formula="of:=IF(MAX([.B207:.B215])&lt;=[.B211];&quot;*&quot;;&quot;&quot;)">
            <text:p/>
          </table:table-cell>
          <table:table-cell table:number-columns-repeated="29"/>
        </table:table-row>
        <table:table-row table:style-name="ro6">
          <table:table-cell table:style-name="ce16" office:value-type="string" calcext:value-type="string">
            <text:p>Totals</text:p>
          </table:table-cell>
          <table:table-cell table:style-name="ce25"/>
          <table:table-cell table:style-name="ce27" table:formula="of:=SUM([.C203:.C211])" office:value-type="percentage" office:value="4.20833266" calcext:value-type="percentage">
            <text:p>420.83%</text:p>
          </table:table-cell>
          <table:table-cell table:style-name="ce25"/>
          <table:table-cell table:style-name="ce27" table:formula="of:=SUM([.E203:.E211])" office:value-type="percentage" office:value="1" calcext:value-type="percentage">
            <text:p>100.00%</text:p>
          </table:table-cell>
          <table:table-cell table:style-name="ce25"/>
          <table:table-cell table:number-columns-repeated="29"/>
        </table:table-row>
        <table:table-row table:style-name="ro4" table:number-rows-repeated="2">
          <table:table-cell/>
          <table:table-cell table:style-name="ce4" table:number-columns-repeated="5"/>
          <table:table-cell table:number-columns-repeated="29"/>
        </table:table-row>
        <table:table-row table:style-name="ro5">
          <table:table-cell table:style-name="ce17" office:value-type="string" calcext:value-type="string" table:number-columns-spanned="6" table:number-rows-spanned="1">
            <text:p>¹ Type names come from the book <text:span text:style-name="T3">The Wisdom of the Enneagram</text:span> by Don Richard Riso and Russ Hudson, 1999.</text:p>
          </table:table-cell>
          <table:covered-table-cell table:number-columns-repeated="5" table:style-name="ce4"/>
          <table:table-cell table:number-columns-repeated="29"/>
        </table:table-row>
        <table:table-row table:style-name="ro5">
          <table:table-cell table:style-name="ce18" office:value-type="string" calcext:value-type="string" table:number-columns-spanned="6" table:number-rows-spanned="1">
            <text:p><text:span text:style-name="T2">² With (108/9)=12 items for each type, the Lowest possible Raw Score is (12*1)=12</text:span>, and the Highest possible Raw Score is (12*5)=60.</text:p>
          </table:table-cell>
          <table:covered-table-cell table:number-columns-repeated="5" table:style-name="ce4"/>
          <table:table-cell table:number-columns-repeated="29"/>
        </table:table-row>
        <table:table-row table:style-name="ro4">
          <table:table-cell table:style-name="ce18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twote-118_items-0'.A10:'twote-118_items-0'.B10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4:54:28.886580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2T15:57:26.989796374</dc:date>
    <meta:editing-duration>P1DT1H55M46S</meta:editing-duration>
    <meta:editing-cycles>70</meta:editing-cycles>
    <meta:document-statistic meta:table-count="1" meta:cell-count="630" meta:object-count="0"/>
  </office:meta>
</office:document-meta>
</file>